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Courier New'" style:font-family-generic="roman"/>
    <style:font-face style:name="Times New Roman1" svg:font-family="'Times New Roman', 'Times New Roman'" style:font-family-generic="roman"/>
    <style:font-face style:name="Arial1" svg:font-family="Arial" style:font-family-generic="swiss"/>
    <style:font-face style:name="Arial3" svg:font-family="Arial, Arial" style:font-family-generic="swiss"/>
    <style:font-face style:name="Courier New1" svg:font-family="'Courier New'" style:font-family-generic="modern" style:font-pitch="fixed"/>
    <style:font-face style:name="Courier New2" svg:font-family="'Courier New'" style:font-family-generic="roman" style:font-pitch="fixed"/>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loext:opacity="100%" style:text-line-through-style="none" style:text-line-through-typ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loext:opacity="100%" style:text-line-through-style="none" style:text-line-through-typ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Arial1" fo:font-size="12pt" fo:font-weight="bold" style:font-name-asian="Arial1" style:font-size-asian="12pt" style:font-weight-asian="bold" style:font-name-complex="Arial1" style:font-size-complex="12pt" style:font-weight-complex="bold"/>
    </style:style>
    <style:style style:name="P5" style:family="paragraph" style:parent-style-name="Caption">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6" style:family="paragraph" style:parent-style-name="Standard">
      <style:paragraph-properties fo:text-align="start" style:justify-single-word="false" style:text-autospace="none">
        <style:tab-stops>
          <style:tab-stop style:position="2.699cm"/>
        </style:tab-stops>
      </style:paragraph-properties>
      <style:text-properties fo:color="#000000" loext:opacity="100%" style:font-name="Arial1" fo:font-size="11pt" style:font-name-asian="Arial1" style:font-size-asian="11pt" style:font-name-complex="Arial1" style:font-size-complex="11pt"/>
    </style:style>
    <style:style style:name="P7" style:family="paragraph" style:parent-style-name="Standard">
      <style:paragraph-properties fo:text-align="start" style:justify-single-word="false" style:text-autospace="none"/>
      <style:text-properties fo:color="#828282" loext:opacity="100%" style:font-name="Arial1" fo:font-size="11pt" fo:font-weight="bold" style:font-name-asian="Arial1" style:font-size-asian="11pt" style:font-weight-asian="bold" style:font-name-complex="Arial1" style:font-size-complex="11pt" style:font-weight-complex="bold"/>
    </style:style>
    <style:style style:name="P8" style:family="paragraph" style:parent-style-name="Standard">
      <style:paragraph-properties fo:margin-top="0.199cm" fo:margin-bottom="0cm" style:contextual-spacing="false" fo:text-align="start" style:justify-single-word="false" style:text-autospace="none">
        <style:tab-stops>
          <style:tab-stop style:position="2.699cm"/>
        </style:tab-stops>
      </style:paragraph-properties>
      <style:text-properties fo:color="#000000" loext:opacity="100%" style:font-name="Arial1" fo:font-size="11pt" style:font-name-asian="Arial1" style:font-size-asian="11pt" style:font-name-complex="Arial1" style:font-size-complex="11pt"/>
    </style:style>
    <style:style style:name="P9" style:family="paragraph" style:parent-style-name="Standard">
      <style:paragraph-properties fo:margin-top="0.199cm" fo:margin-bottom="0cm" style:contextual-spacing="false" fo:text-align="start" style:justify-single-word="false" style:text-autospace="none">
        <style:tab-stops>
          <style:tab-stop style:position="2.699cm"/>
        </style:tab-stops>
      </style:paragraph-properties>
      <style:text-properties fo:color="#000000" loext:opacity="100%" fo:font-size="11pt" style:font-size-asian="11pt" style:font-size-complex="11pt"/>
    </style:style>
    <style:style style:name="P10" style:family="paragraph" style:parent-style-name="Standard">
      <style:paragraph-properties fo:margin-top="0.199cm" fo:margin-bottom="0cm" style:contextual-spacing="false" fo:text-align="start" style:justify-single-word="false" style:text-autospace="none">
        <style:tab-stops>
          <style:tab-stop style:position="2.699cm"/>
        </style:tab-stops>
      </style:paragraph-properties>
    </style:style>
    <style:style style:name="P11" style:family="paragraph" style:parent-style-name="Heading_20_2" style:list-style-name=""/>
    <style:style style:name="P12" style:family="paragraph" style:parent-style-name="Heading_20_2">
      <style:paragraph-properties fo:margin-left="0cm" fo:margin-right="0cm" fo:text-align="start" style:justify-single-word="false" fo:text-indent="0cm" style:auto-text-indent="false" style:text-autospace="none"/>
      <style:text-properties fo:color="#000000" loext:opacity="100%" style:font-name="Arial3" fo:font-size="14pt" fo:font-style="italic" fo:font-weight="bold" style:font-name-asian="Arial3" style:font-size-asian="14pt" style:font-style-asian="italic" style:font-weight-asian="bold" style:font-name-complex="Arial3" style:font-size-complex="14pt" style:font-style-complex="italic" style:font-weight-complex="bold"/>
    </style:style>
    <style:style style:name="P13" style:family="paragraph" style:parent-style-name="Heading_20_2">
      <style:paragraph-properties fo:margin-top="0cm" fo:margin-bottom="0.21cm" style:contextual-spacing="false" fo:break-before="page"/>
    </style:style>
    <style:style style:name="P14" style:family="paragraph" style:parent-style-name="Standard" style:list-style-name="L1">
      <loext:graphic-properties draw:fill="solid" draw:fill-color="#e6e6e6" draw:opacity="100%"/>
      <style:paragraph-properties fo:background-color="#e6e6e6">
        <style:tab-stops>
          <style:tab-stop style:position="0.45cm"/>
          <style:tab-stop style:position="1.005cm"/>
          <style:tab-stop style:position="1.482cm"/>
        </style:tab-stops>
      </style:paragraph-properties>
      <style:text-properties officeooo:paragraph-rsid="002284aa"/>
    </style:style>
    <style:style style:name="P15" style:family="paragraph" style:parent-style-name="Standard" style:list-style-name="L1">
      <loext:graphic-properties draw:fill="solid" draw:fill-color="#e6e6e6" draw:opacity="100%"/>
      <style:paragraph-properties fo:background-color="#e6e6e6">
        <style:tab-stops>
          <style:tab-stop style:position="0.45cm"/>
          <style:tab-stop style:position="1.005cm"/>
          <style:tab-stop style:position="1.482cm"/>
        </style:tab-stops>
      </style:paragraph-properties>
      <style:text-properties fo:color="#000000" loext:opacity="100%" style:font-name="Times New Roman" fo:font-size="12pt" fo:font-style="normal" style:font-name-asian="Courier New" style:font-size-asian="12pt" style:font-style-asian="normal" style:font-name-complex="Courier New" style:font-size-complex="12pt" style:font-style-complex="normal"/>
    </style:style>
    <style:style style:name="P16" style:family="paragraph" style:parent-style-name="Standard" style:list-style-name="L1">
      <loext:graphic-properties draw:fill="solid" draw:fill-color="#e6e6e6" draw:opacity="100%"/>
      <style:paragraph-properties fo:background-color="#e6e6e6">
        <style:tab-stops>
          <style:tab-stop style:position="0.45cm"/>
          <style:tab-stop style:position="1.005cm"/>
          <style:tab-stop style:position="1.482cm"/>
        </style:tab-stops>
      </style:paragraph-properties>
      <style:text-properties fo:font-size="12pt" fo:font-style="normal" officeooo:rsid="001f997d" officeooo:paragraph-rsid="001f997d" style:font-size-asian="12pt" style:font-style-asian="normal" style:font-size-complex="12pt" style:font-style-complex="normal"/>
    </style:style>
    <style:style style:name="P17" style:family="paragraph" style:parent-style-name="Standard" style:list-style-name="L1">
      <loext:graphic-properties draw:fill="solid" draw:fill-color="#e6e6e6" draw:opacity="100%"/>
      <style:paragraph-properties fo:background-color="#e6e6e6">
        <style:tab-stops>
          <style:tab-stop style:position="0.45cm"/>
          <style:tab-stop style:position="1.005cm"/>
          <style:tab-stop style:position="1.482cm"/>
        </style:tab-stops>
      </style:paragraph-properties>
      <style:text-properties fo:font-size="12pt" fo:font-style="normal" style:font-size-asian="12pt" style:font-style-asian="normal" style:font-size-complex="12pt" style:font-style-complex="normal"/>
    </style:style>
    <style:style style:name="P18"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9" style:family="paragraph">
      <style:paragraph-properties fo:margin-left="0cm" fo:margin-right="0cm" fo:margin-top="0cm" fo:margin-bottom="0cm" fo:line-height="100%" fo:text-align="center" fo:text-indent="0cm"/>
    </style:style>
    <style:style style:name="P20" style:family="paragraph">
      <loext:graphic-properties draw:fill="solid" draw:fill-color="#99cc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style>
    <style:style style:name="P23"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solid" draw:fill-color="#99ccff"/>
      <style:paragraph-properties fo:margin-left="0cm" fo:margin-right="0cm" fo:margin-top="0cm" fo:margin-bottom="0cm" fo:line-height="100%" fo:text-align="start"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2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 fo:font-size="12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7"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1f997d" style:font-style-asian="italic" style:font-style-complex="italic"/>
    </style:style>
    <style:style style:name="T3" style:family="text">
      <style:text-properties fo:font-style="italic" officeooo:rsid="002284aa" style:font-style-asian="italic" style:font-style-complex="italic"/>
    </style:style>
    <style:style style:name="T4" style:family="text">
      <style:text-properties fo:font-style="italic" officeooo:rsid="0025184c" style:font-style-asian="italic" style:font-style-complex="italic"/>
    </style:style>
    <style:style style:name="T5" style:family="text">
      <style:text-properties style:font-name="Courier New1"/>
    </style:style>
    <style:style style:name="T6" style:family="text">
      <style:text-properties style:font-name="Courier New1" fo:font-style="italic" fo:font-weight="bold" style:font-style-asian="italic" style:font-weight-asian="bold" style:font-style-complex="italic" style:font-weight-complex="bold"/>
    </style:style>
    <style:style style:name="T7" style:family="text">
      <style:text-properties style:font-name="Courier New1" fo:font-style="italic" officeooo:rsid="001f997d" style:font-style-asian="italic" style:font-style-complex="italic"/>
    </style:style>
    <style:style style:name="T8" style:family="text">
      <style:text-properties style:font-name="Courier New1" fo:font-style="italic" style:text-underline-style="solid" style:text-underline-width="auto" style:text-underline-color="font-color" officeooo:rsid="001f997d" style:font-style-asian="italic" style:font-style-complex="italic"/>
    </style:style>
    <style:style style:name="T9" style:family="text">
      <style:text-properties style:font-name="Courier New1" officeooo:rsid="001f997d"/>
    </style:style>
    <style:style style:name="T10" style:family="text">
      <style:text-properties style:font-name="Courier New1" fo:font-style="normal" fo:font-weight="normal" style:font-style-asian="normal" style:font-weight-asian="normal" style:font-style-complex="normal" style:font-weight-complex="normal"/>
    </style:style>
    <style:style style:name="T11" style:family="text">
      <style:text-properties style:font-name="Courier New1" fo:font-weight="normal" officeooo:rsid="001f997d" style:font-name-asian="Courier New2" style:font-weight-asian="normal" style:font-name-complex="Courier New2" style:font-weight-complex="normal"/>
    </style:style>
    <style:style style:name="T12" style:family="text">
      <style:text-properties style:font-name="Courier New1" officeooo:rsid="002284aa"/>
    </style:style>
    <style:style style:name="T13" style:family="text">
      <style:text-properties officeooo:rsid="001f997d"/>
    </style:style>
    <style:style style:name="T14" style:family="text">
      <style:text-properties fo:color="#000000" loext:opacity="100%" style:text-line-through-style="none" style:text-line-through-type="none" style:font-name="Times New Roman1" fo:font-style="italic" style:text-underline-style="none" fo:font-weight="normal" style:font-name-asian="Times New Roman1" style:font-style-asian="italic" style:font-weight-asian="normal" style:font-name-complex="Times New Roman1" style:font-style-complex="italic" style:font-weight-complex="normal"/>
    </style:style>
    <style:style style:name="T15" style:family="text">
      <style:text-properties fo:color="#000000" loext:opacity="100%" style:text-line-through-style="none" style:text-line-through-type="none" style:font-name="Times New Roman1" fo:font-style="italic" style:text-underline-style="none" fo:font-weight="bold" style:font-name-asian="Times New Roman1" style:font-style-asian="italic" style:font-weight-asian="bold" style:font-name-complex="Times New Roman1" style:font-style-complex="italic" style:font-weight-complex="bold"/>
    </style:style>
    <style:style style:name="T16" style:family="text">
      <style:text-properties fo:color="#000000" loext:opacity="100%" style:text-line-through-style="none" style:text-line-through-typ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fo:color="#000000" loext:opacity="100%" style:text-line-through-style="none" style:text-line-through-type="none" style:font-name="Times New Roman1"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font-style-complex="normal" style:font-weight-complex="bold"/>
    </style:style>
    <style:style style:name="T18" style:family="text">
      <style:text-properties fo:color="#000000" loext:opacity="100%" style:text-line-through-style="none" style:text-line-through-type="none" style:font-name="Times New Roman1" fo:font-size="12pt" fo:font-style="italic"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9" style:family="text">
      <style:text-properties fo:color="#000000" loext:opacity="100%" style:font-name="Arial1" fo:font-size="11pt" style:font-name-asian="Arial1" style:font-size-asian="11pt" style:font-name-complex="Arial1" style:font-size-complex="11pt"/>
    </style:style>
    <style:style style:name="T20" style:family="text">
      <style:text-properties fo:color="#000000" loext:opacity="100%" style:font-name="Arial1" fo:font-size="11pt" officeooo:rsid="001f997d" style:font-name-asian="Arial1" style:font-size-asian="11pt" style:font-name-complex="Arial1" style:font-size-complex="11pt"/>
    </style:style>
    <style:style style:name="T21" style:family="text">
      <style:text-properties fo:color="#000000" loext:opacity="100%" style:font-name="Arial1" fo:font-size="12pt" fo:font-weight="bold" style:font-name-asian="Arial1" style:font-size-asian="12pt" style:font-weight-asian="bold" style:font-name-complex="Arial1" style:font-size-complex="12pt" style:font-weight-complex="bold"/>
    </style:style>
    <style:style style:name="T22" style:family="text">
      <style:text-properties fo:color="#000000" loext:opacity="100%" style:font-name="Courier New2" fo:font-size="11pt" fo:font-weight="bold" style:font-name-asian="Courier New2" style:font-size-asian="11pt" style:font-weight-asian="bold" style:font-name-complex="Courier New2" style:font-size-complex="11pt" style:font-weight-complex="bold"/>
    </style:style>
    <style:style style:name="T23" style:family="text">
      <style:text-properties fo:color="#000000" loext:opacity="100%" style:font-name="Courier New2" fo:font-size="12pt" fo:font-weight="bold" style:font-name-asian="Courier New2" style:font-size-asian="12pt" style:font-weight-asian="bold" style:font-name-complex="Courier New2" style:font-size-complex="12pt" style:font-weight-complex="bold"/>
    </style:style>
    <style:style style:name="T24" style:family="text">
      <style:text-properties fo:color="#000000" loext:opacity="100%" style:font-name="Courier New2" fo:font-size="12pt" fo:font-weight="bold" officeooo:rsid="001f997d" style:font-name-asian="Courier New2" style:font-size-asian="12pt" style:font-weight-asian="bold" style:font-name-complex="Courier New2" style:font-size-complex="12pt" style:font-weight-complex="bold"/>
    </style:style>
    <style:style style:name="T25" style:family="text">
      <style:text-properties fo:color="#000000" loext:opacity="100%" style:font-name="Times New Roman" style:font-name-asian="Courier New" style:font-name-complex="Courier New"/>
    </style:style>
    <style:style style:name="T26" style:family="text">
      <style:text-properties fo:color="#000000" loext:opacity="100%" style:font-name="Times New Roman" officeooo:rsid="002881a9" style:font-name-asian="Courier New" style:font-name-complex="Courier New"/>
    </style:style>
    <style:style style:name="T27" style:family="text">
      <style:text-properties fo:color="#000000" loext:opacity="100%" style:font-name="Times New Roman" fo:font-style="italic" style:font-name-asian="Courier New" style:font-style-asian="italic" style:font-name-complex="Courier New" style:font-style-complex="italic"/>
    </style:style>
    <style:style style:name="T28" style:family="text">
      <style:text-properties fo:color="#000000" loext:opacity="100%" style:font-name="Times New Roman" fo:font-size="12pt" fo:font-style="normal" style:font-name-asian="Courier New" style:font-size-asian="12pt" style:font-style-asian="normal" style:font-name-complex="Courier New" style:font-size-complex="12pt" style:font-style-complex="normal"/>
    </style:style>
    <style:style style:name="T29" style:family="text">
      <style:text-properties fo:color="#000000" loext:opacity="100%" style:font-name="Times New Roman" fo:font-size="12pt" fo:font-style="normal" officeooo:rsid="00275571" style:font-name-asian="Courier New" style:font-size-asian="12pt" style:font-style-asian="normal" style:font-name-complex="Courier New" style:font-size-complex="12pt" style:font-style-complex="normal"/>
    </style:style>
    <style:style style:name="T30" style:family="text">
      <style:text-properties fo:color="#000000" loext:opacity="100%" style:font-name="Courier New1" style:font-name-asian="Courier New" style:font-name-complex="Courier New"/>
    </style:style>
    <style:style style:name="T31" style:family="text">
      <style:text-properties fo:color="#000000" loext:opacity="100%" style:font-name="Courier New1" officeooo:rsid="002881a9" style:font-name-asian="Courier New" style:font-name-complex="Courier New"/>
    </style:style>
    <style:style style:name="T32" style:family="text">
      <style:text-properties fo:color="#000000" loext:opacity="100%" style:font-name="Courier New1" fo:font-size="11pt" officeooo:rsid="001f997d" style:font-name-asian="Arial1" style:font-size-asian="11pt" style:font-name-complex="Arial1" style:font-size-complex="11pt"/>
    </style:style>
    <style:style style:name="T33" style:family="text">
      <style:text-properties fo:color="#000000" loext:opacity="100%" style:font-name="Courier New1" fo:font-style="italic" style:font-name-asian="Courier New" style:font-style-asian="italic" style:font-name-complex="Courier New" style:font-style-complex="italic"/>
    </style:style>
    <style:style style:name="T34" style:family="text">
      <style:text-properties fo:color="#000000" loext:opacity="100%" style:font-name="Courier New1" fo:font-size="12pt" fo:font-style="normal" style:font-name-asian="Courier New" style:font-size-asian="12pt" style:font-style-asian="normal" style:font-name-complex="Courier New" style:font-size-complex="12pt" style:font-style-complex="normal"/>
    </style:style>
    <style:style style:name="T35" style:family="text">
      <style:text-properties fo:color="#000000" loext:opacity="100%" style:font-name="Courier New1" fo:font-size="12pt" fo:font-style="normal" officeooo:rsid="002284aa" style:font-name-asian="Courier New" style:font-size-asian="12pt" style:font-style-asian="normal" style:font-name-complex="Courier New" style:font-size-complex="12pt" style:font-style-complex="normal"/>
    </style:style>
    <style:style style:name="T36" style:family="text">
      <style:text-properties fo:color="#000000" loext:opacity="100%" style:font-name="Courier New1" fo:font-size="12pt" fo:font-style="normal" officeooo:rsid="001f997d" style:font-name-asian="Courier New" style:font-size-asian="12pt" style:font-style-asian="normal" style:font-name-complex="Courier New" style:font-size-complex="12pt" style:font-style-complex="normal"/>
    </style:style>
    <style:style style:name="T37" style:family="text">
      <style:text-properties fo:color="#000000" loext:opacity="100%" style:font-name="Courier New1" fo:font-size="12pt" fo:font-style="normal" officeooo:rsid="00275571" style:font-name-asian="Courier New" style:font-size-asian="12pt" style:font-style-asian="normal" style:font-name-complex="Courier New" style:font-size-complex="12pt" style:font-style-complex="normal"/>
    </style:style>
    <style:style style:name="T38" style:family="text">
      <style:text-properties style:text-line-through-style="none" style:text-line-through-type="none" fo:font-size="12pt" style:text-underline-style="none" fo:font-weight="normal" style:font-size-asian="12pt" style:font-weight-asian="normal" style:font-size-complex="12pt" style:font-weight-complex="normal"/>
    </style:style>
    <style:style style:name="T39" style:family="text">
      <style:text-properties style:text-line-through-style="none" style:text-line-through-type="none" fo:font-size="12pt" style:text-underline-style="none" fo:font-weight="normal" officeooo:rsid="002284aa" style:font-size-asian="12pt" style:font-weight-asian="normal" style:font-size-complex="12pt" style:font-weight-complex="normal"/>
    </style:style>
    <style:style style:name="T40" style:family="text">
      <style:text-properties style:text-line-through-style="none" style:text-line-through-type="none" fo:font-size="12pt" style:text-underline-style="none" fo:font-weight="bold" style:font-size-asian="12pt" style:font-weight-asian="bold" style:font-size-complex="12pt" style:font-weight-complex="bold"/>
    </style:style>
    <style:style style:name="T41" style:family="text">
      <style:text-properties style:font-name="Courier New2" fo:font-weight="bold" style:font-name-asian="Courier New2" style:font-weight-asian="bold" style:font-name-complex="Courier New2" style:font-weight-complex="bold"/>
    </style:style>
    <style:style style:name="T42" style:family="text">
      <style:text-properties style:font-name="Courier New2" fo:font-style="italic" fo:font-weight="bold" style:font-name-asian="Courier New2" style:font-style-asian="italic" style:font-weight-asian="bold" style:font-name-complex="Courier New2" style:font-style-complex="italic" style:font-weight-complex="bold"/>
    </style:style>
    <style:style style:name="T43" style:family="text">
      <style:text-properties style:font-name="Courier New2" fo:font-size="12pt" fo:font-weight="bold" style:font-name-asian="Courier New2" style:font-size-asian="12pt" style:font-weight-asian="bold" style:font-name-complex="Courier New2" style:font-size-complex="12pt" style:font-weight-complex="bold"/>
    </style:style>
    <style:style style:name="T44" style:family="text">
      <style:text-properties style:font-name="Courier New2" fo:font-size="12pt" fo:font-weight="bold" officeooo:rsid="001f997d" style:font-name-asian="Courier New2" style:font-size-asian="12pt" style:font-weight-asian="bold" style:font-name-complex="Courier New2" style:font-size-complex="12pt" style:font-weight-complex="bold"/>
    </style:style>
    <style:style style:name="T45" style:family="text">
      <style:text-properties style:font-name="Courier New2" fo:font-size="12pt" fo:font-weight="bold" officeooo:rsid="00224ac9" style:font-name-asian="Courier New2" style:font-size-asian="12pt" style:font-weight-asian="bold" style:font-name-complex="Courier New2" style:font-size-complex="12pt" style:font-weight-complex="bold"/>
    </style:style>
    <style:style style:name="T46" style:family="text">
      <style:text-properties fo:font-size="12pt" fo:font-weight="bold" style:font-size-asian="12pt" style:font-weight-asian="bold" style:font-size-complex="12pt" style:font-weight-complex="bold"/>
    </style:style>
    <style:style style:name="T47" style:family="text">
      <style:text-properties style:font-name="Arial2" fo:font-weight="normal" style:font-name-asian="Courier New2" style:font-weight-asian="normal" style:font-name-complex="Courier New2" style:font-weight-complex="normal"/>
    </style:style>
    <style:style style:name="T48" style:family="text">
      <style:text-properties style:font-name="Arial2" fo:font-weight="normal" officeooo:rsid="001f997d" style:font-name-asian="Courier New2" style:font-weight-asian="normal" style:font-name-complex="Courier New2" style:font-weight-complex="normal"/>
    </style:style>
    <style:style style:name="T49" style:family="text">
      <style:text-properties style:use-window-font-color="true" loext:opacity="0%" style:text-outline="false" style:text-line-through-style="none" style:text-line-through-type="none" style:font-name="Arial"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style>
    <style:style style:name="T50" style:family="text">
      <style:text-properties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T51" style:family="text">
      <style:text-properties style:use-window-font-color="true" loext:opacity="0%" style:text-outline="false" style:text-line-through-style="none" style:text-line-through-type="none" style:font-name="Arial" fo:font-size="12pt" fo:font-style="normal"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89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 text:is-list-header="true">Die Datenstruktur <text:s text:c="2"/><text:span text:style-name="T12">Q</text:span><text:span text:style-name="T5">ueue</text:span></text:h>
      <text:p text:style-name="P1"><text:span text:style-name="T16">Die Datenstruktur </text:span><text:span text:style-name="T18">Schlange </text:span><text:span text:style-name="T16">(engl. </text:span><text:span text:style-name="CodeImText_20_Char"><text:span text:style-name="T39">Q</text:span></text:span><text:span text:style-name="CodeImText_20_Char"><text:span text:style-name="T38">ueue</text:span></text:span><text:span text:style-name="T16">) entspricht einer Warteschlange mit höflichen Menschen: Jeder Neuankömmling stellt sich hinten an und wartet geduldig, bis er ganz vorne steht und an der Reihe ist. Wer also zuerst kommt, ist auch zuerst dran. Entsprechend spricht man bei Schlangen in Anlehnung an die englische Kurzform </text:span><text:span text:style-name="CodeImText_20_Char"><text:span text:style-name="T38">first in</text:span></text:span><text:span text:style-name="T16">, </text:span><text:span text:style-name="CodeImText_20_Char"><text:span text:style-name="T38">first out </text:span></text:span><text:span text:style-name="T16">vom </text:span><text:span text:style-name="T17">FIFO-Prinzip</text:span><text:span text:style-name="T16">. </text:span></text:p>
      <text:p text:style-name="P3">Wie beim Stapel soll zunächst auch hier das Verkettungsprinzip betrachtet werden: </text:p>
      <text:p text:style-name="P5"><draw:g text:anchor-type="paragraph" draw:z-index="0" draw:name="Form1" draw:style-name="gr1"><draw:rect draw:style-name="gr2" draw:text-style-name="P18" svg:width="11.9cm" svg:height="1.35cm" svg:x="0.053cm" svg:y="0.716cm"><text:p/></draw:rect><draw:rect draw:style-name="gr3" draw:text-style-name="P20" svg:width="4.534cm" svg:height="0.675cm" svg:x="0.619cm" svg:y="1.055cm"><text:p text:style-name="P19"><text:span text:style-name="T49">first:</text:span><text:span text:style-name="T50"> <text:s text:c="10"/></text:span></text:p></draw:rect><draw:frame draw:style-name="gr4" draw:text-style-name="P22" svg:width="3.402cm" svg:height="0.74cm" svg:x="0.619cm" svg:y="0.219cm"><draw:text-box><text:p text:style-name="P21"><text:span text:style-name="T49">Queue</text:span></text:p></draw:text-box></draw:frame><draw:connector draw:style-name="gr5" draw:text-style-name="P23" draw:type="line" svg:x1="4.415cm" svg:y1="1.493cm" svg:x2="1.753cm" svg:y2="3.079cm" draw:start-shape="id1" draw:start-glue-point="2" draw:end-shape="id2" draw:end-glue-point="0" svg:d="M4415 1493l-2662 1586" svg:viewBox="0 0 2663 1588"><text:p/></draw:connector><draw:rect draw:style-name="gr3" draw:text-style-name="P25" svg:width="3.402cm" svg:height="0.675cm" svg:x="0.053cm" svg:y="3.078cm"><text:p text:style-name="P24"><text:span text:style-name="T49">value:</text:span><text:span text:style-name="T50"> „Pik D“</text:span></text:p></draw:rect><draw:rect draw:style-name="gr3" draw:text-style-name="P25" svg:width="3.402cm" svg:height="0.676cm" svg:x="0.053cm" svg:y="3.752cm"><text:p text:style-name="P24"><text:span text:style-name="T49">next:</text:span><text:span text:style-name="T50"> <text:s text:c="13"/></text:span></text:p></draw:rect><draw:frame draw:style-name="gr4" draw:text-style-name="P26" svg:width="3.402cm" svg:height="0.74cm" svg:x="0.053cm" svg:y="4.428cm"><draw:text-box><text:p text:style-name="P21"><text:span text:style-name="T51">Node</text:span></text:p></draw:text-box></draw:frame><draw:frame draw:style-name="gr4" draw:text-style-name="P26" svg:width="3.402cm" svg:height="0.74cm" svg:x="0.053cm" svg:y="4.428cm"><draw:text-box><text:p text:style-name="P21"><text:span text:style-name="T51">Node</text:span></text:p></draw:text-box></draw:frame><draw:frame draw:style-name="gr4" draw:text-style-name="P26" svg:width="3.402cm" svg:height="0.74cm" svg:x="0.053cm" svg:y="4.428cm"><draw:text-box><text:p text:style-name="P21"><text:span text:style-name="T51">Node</text:span></text:p></draw:text-box></draw:frame><draw:ellipse draw:style-name="gr6" draw:text-style-name="P27" svg:width="0.228cm" svg:height="0.133cm" svg:x="1.923cm" svg:y="4.057cm"><text:p/></draw:ellipse><draw:ellipse draw:style-name="gr6" draw:text-style-name="P27" svg:width="0.228cm" svg:height="0.133cm" svg:x="1.923cm" svg:y="4.057cm"><text:p/></draw:ellipse><draw:rect draw:style-name="gr3" draw:text-style-name="P25" xml:id="id2" draw:id="id2" svg:width="3.402cm" svg:height="0.675cm" svg:x="0.053cm" svg:y="3.078cm"><text:p text:style-name="P24"><text:span text:style-name="T49">value:</text:span><text:span text:style-name="T50"> „Meier“</text:span></text:p></draw:rect><draw:rect draw:style-name="gr3" draw:text-style-name="P25" svg:width="3.402cm" svg:height="0.676cm" svg:x="0.053cm" svg:y="3.752cm"><text:p text:style-name="P24"><text:span text:style-name="T49">next:</text:span><text:span text:style-name="T50"> <text:s text:c="13"/></text:span></text:p></draw:rect><draw:frame draw:style-name="gr4" draw:text-style-name="P26" svg:width="3.402cm" svg:height="0.74cm" svg:x="0.053cm" svg:y="4.428cm"><draw:text-box><text:p text:style-name="P21"><text:span text:style-name="T51">Node</text:span></text:p></draw:text-box></draw:frame><draw:frame draw:style-name="gr4" draw:text-style-name="P26" svg:width="3.402cm" svg:height="0.74cm" svg:x="0.053cm" svg:y="4.429cm"><draw:text-box><text:p text:style-name="P21"><text:span text:style-name="T51">Node</text:span></text:p></draw:text-box></draw:frame><draw:frame draw:style-name="gr4" draw:text-style-name="P26" svg:width="3.402cm" svg:height="0.74cm" svg:x="0.053cm" svg:y="4.429cm"><draw:text-box><text:p text:style-name="P21"><text:span text:style-name="T51">Node</text:span></text:p></draw:text-box></draw:frame><draw:ellipse draw:style-name="gr6" draw:text-style-name="P27" svg:width="0.228cm" svg:height="0.135cm" svg:x="1.923cm" svg:y="4.057cm"><text:p/></draw:ellipse><draw:ellipse draw:style-name="gr6" draw:text-style-name="P27" xml:id="id3" draw:id="id3" svg:width="0.228cm" svg:height="0.135cm" svg:x="1.923cm" svg:y="4.057cm"><text:p/></draw:ellipse><draw:rect draw:style-name="gr3" draw:text-style-name="P25" svg:width="3.4cm" svg:height="0.675cm" svg:x="4.586cm" svg:y="3.078cm"><text:p text:style-name="P24"><text:span text:style-name="T49">value:</text:span><text:span text:style-name="T50"> „Schmidt“</text:span></text:p></draw:rect><draw:rect draw:style-name="gr3" draw:text-style-name="P25" svg:width="3.4cm" svg:height="0.676cm" svg:x="4.586cm" svg:y="3.752cm"><text:p text:style-name="P24"><text:span text:style-name="T49">next:</text:span><text:span text:style-name="T50"> <text:s text:c="13"/></text:span></text:p></draw:rect><draw:frame draw:style-name="gr4" draw:text-style-name="P26" svg:width="3.4cm" svg:height="0.74cm" svg:x="4.586cm" svg:y="4.428cm"><draw:text-box><text:p text:style-name="P21"><text:span text:style-name="T51">Node</text:span></text:p></draw:text-box></draw:frame><draw:frame draw:style-name="gr4" draw:text-style-name="P26" svg:width="3.4cm" svg:height="0.74cm" svg:x="4.586cm" svg:y="4.428cm"><draw:text-box><text:p text:style-name="P21"><text:span text:style-name="T51">Node</text:span></text:p></draw:text-box></draw:frame><draw:frame draw:style-name="gr4" draw:text-style-name="P26" svg:width="3.4cm" svg:height="0.74cm" svg:x="4.586cm" svg:y="4.428cm"><draw:text-box><text:p text:style-name="P21"><text:span text:style-name="T51">Node</text:span></text:p></draw:text-box></draw:frame><draw:ellipse draw:style-name="gr6" draw:text-style-name="P27" svg:width="0.228cm" svg:height="0.133cm" svg:x="6.456cm" svg:y="4.057cm"><text:p/></draw:ellipse><draw:ellipse draw:style-name="gr6" draw:text-style-name="P27" xml:id="id4" draw:id="id4" svg:width="0.228cm" svg:height="0.133cm" svg:x="6.456cm" svg:y="4.057cm"><text:p/></draw:ellipse><draw:rect draw:style-name="gr3" draw:text-style-name="P25" svg:width="3.402cm" svg:height="0.675cm" svg:x="9.119cm" svg:y="3.078cm"><text:p text:style-name="P24"><text:span text:style-name="T49">value:</text:span><text:span text:style-name="T50"> „Mueller“</text:span></text:p></draw:rect><draw:rect draw:style-name="gr3" draw:text-style-name="P25" svg:width="3.402cm" svg:height="0.676cm" svg:x="9.119cm" svg:y="3.752cm"><text:p text:style-name="P24"><text:span text:style-name="T49">next:</text:span><text:span text:style-name="T50"> <text:s text:c="13"/></text:span></text:p></draw:rect><draw:frame draw:style-name="gr4" draw:text-style-name="P26" svg:width="3.402cm" svg:height="0.74cm" svg:x="9.119cm" svg:y="4.428cm"><draw:text-box><text:p text:style-name="P21"><text:span text:style-name="T51">Node</text:span></text:p></draw:text-box></draw:frame><draw:frame draw:style-name="gr4" draw:text-style-name="P26" svg:width="3.402cm" svg:height="0.74cm" svg:x="9.119cm" svg:y="4.428cm"><draw:text-box><text:p text:style-name="P21"><text:span text:style-name="T51">Node</text:span></text:p></draw:text-box></draw:frame><draw:frame draw:style-name="gr4" draw:text-style-name="P26" svg:width="3.402cm" svg:height="0.74cm" svg:x="9.119cm" svg:y="4.428cm"><draw:text-box><text:p text:style-name="P21"><text:span text:style-name="T51">Node</text:span></text:p></draw:text-box></draw:frame><draw:ellipse draw:style-name="gr6" draw:text-style-name="P27" svg:width="0.227cm" svg:height="0.133cm" svg:x="10.991cm" svg:y="4.057cm"><text:p/></draw:ellipse><draw:ellipse draw:style-name="gr6" draw:text-style-name="P27" xml:id="id5" draw:id="id5" svg:width="0.227cm" svg:height="0.133cm" svg:x="10.991cm" svg:y="4.057cm"><text:p/></draw:ellipse><draw:rect draw:style-name="gr3" draw:text-style-name="P25" xml:id="id7" draw:id="id7" svg:width="3.402cm" svg:height="0.675cm" svg:x="13.653cm" svg:y="3.078cm"><text:p text:style-name="P24"><text:span text:style-name="T49">value:</text:span><text:span text:style-name="T50"> „Amann“</text:span></text:p></draw:rect><draw:rect draw:style-name="gr3" draw:text-style-name="P25" svg:width="3.402cm" svg:height="0.676cm" svg:x="13.653cm" svg:y="3.752cm"><text:p text:style-name="P24"><text:span text:style-name="T49">next:</text:span><text:span text:style-name="T50"> <text:s text:c="13"/></text:span></text:p></draw:rect><draw:frame draw:style-name="gr4" draw:text-style-name="P26" svg:width="3.402cm" svg:height="0.74cm" svg:x="13.653cm" svg:y="4.428cm"><draw:text-box><text:p text:style-name="P21"><text:span text:style-name="T51">Node</text:span></text:p></draw:text-box></draw:frame><draw:frame draw:style-name="gr4" draw:text-style-name="P26" svg:width="3.402cm" svg:height="0.74cm" svg:x="13.653cm" svg:y="4.428cm"><draw:text-box><text:p text:style-name="P21"><text:span text:style-name="T51">Node</text:span></text:p></draw:text-box></draw:frame><draw:frame draw:style-name="gr4" draw:text-style-name="P26" svg:width="3.402cm" svg:height="0.74cm" svg:x="13.653cm" svg:y="4.428cm"><draw:text-box><text:p text:style-name="P21"><text:span text:style-name="T51">Node</text:span></text:p></draw:text-box></draw:frame><draw:ellipse draw:style-name="gr6" draw:text-style-name="P27" svg:width="0.228cm" svg:height="0.133cm" svg:x="15.522cm" svg:y="4.057cm"><text:p/></draw:ellipse><draw:ellipse draw:style-name="gr6" draw:text-style-name="P27" svg:width="0.228cm" svg:height="0.133cm" svg:x="15.522cm" svg:y="4.057cm"><text:p/></draw:ellipse><draw:connector draw:style-name="gr5" draw:text-style-name="P23" draw:type="line" svg:x1="2.15cm" svg:y1="4.124cm" svg:x2="4.44cm" svg:y2="3.768cm" draw:start-shape="id3" draw:start-glue-point="1" svg:d="M2150 4124l2290-356" svg:viewBox="0 0 2291 358"><text:p/></draw:connector><draw:connector draw:style-name="gr5" draw:text-style-name="P23" draw:type="line" svg:x1="6.683cm" svg:y1="4.122cm" svg:x2="8.938cm" svg:y2="3.741cm" draw:start-shape="id4" draw:start-glue-point="1" svg:d="M6683 4122l2255-381" svg:viewBox="0 0 2256 383"><text:p/></draw:connector><draw:connector draw:style-name="gr5" draw:text-style-name="P23" draw:type="line" svg:x1="11.217cm" svg:y1="4.122cm" svg:x2="13.483cm" svg:y2="3.768cm" draw:start-shape="id5" draw:start-glue-point="1" svg:d="M11217 4122l2266-354" svg:viewBox="0 0 2268 356"><text:p/></draw:connector><draw:ellipse draw:style-name="gr6" draw:text-style-name="P27" xml:id="id1" draw:id="id1" svg:width="0.228cm" svg:height="0.133cm" svg:x="4.302cm" svg:y="1.36cm"><text:p/></draw:ellipse><draw:rect draw:style-name="gr3" draw:text-style-name="P20" svg:width="4.534cm" svg:height="0.675cm" svg:x="6.399cm" svg:y="1.082cm"><text:p text:style-name="P19"><text:span text:style-name="T49">last:</text:span><text:span text:style-name="T50"> <text:s text:c="10"/></text:span></text:p></draw:rect><draw:ellipse draw:style-name="gr6" draw:text-style-name="P27" xml:id="id6" draw:id="id6" svg:width="0.227cm" svg:height="0.133cm" svg:x="9.403cm" svg:y="1.36cm"><text:p/></draw:ellipse><draw:connector draw:style-name="gr5" draw:text-style-name="P23" draw:type="line" svg:x1="9.629cm" svg:y1="1.426cm" svg:x2="15.353cm" svg:y2="3.079cm" draw:start-shape="id6" draw:start-glue-point="1" draw:end-shape="id7" draw:end-glue-point="0" svg:d="M9629 1426l5724 1653" svg:viewBox="0 0 5726 1655"><text:p/></draw:connector></draw:g><text:span text:style-name="T15">Abbildung: </text:span><text:span text:style-name="T14">Queue als Verkettung von Nodes </text:span></text:p>
      <text:p text:style-name="P3">Ein Überlauf ist bei dieser Sichtweise einer Schlange sozusagen ausgeschlossen, da beliebig viele neue Knoten dynamisch hinzugefügt werden können. </text:p>
      <text:p text:style-name="P1"><text:span text:style-name="T16">Die Schlange hat einen Anfang und ein Ende, die durch zwei Zeiger </text:span><text:span text:style-name="CodeImText_20_Char"><text:span text:style-name="T40">first</text:span></text:span><text:span text:style-name="CodeImText_20_Char"><text:span text:style-name="T38"> </text:span></text:span><text:span text:style-name="T16">und </text:span><text:span text:style-name="CodeImText_20_Char"><text:span text:style-name="T40">last</text:span></text:span><text:span text:style-name="CodeImText_20_Char"><text:span text:style-name="T38"> </text:span></text:span><text:span text:style-name="T16">markiert sind. Bei einer leeren Schlange sind beide Zeiger ohne Wert, d.h. sie haben die Werte </text:span><text:span text:style-name="CodeImText_20_Char"><text:span text:style-name="T40">null</text:span></text:span><text:span text:style-name="T16">. Das Anstellen kann immer erfolgen, das Entnehmen von Elementen allerdings nicht bei leerer Schlange. </text:span></text:p>
      <text:p text:style-name="P2"/>
      <text:p text:style-name="P4">Dokumentation der Methoden der Klasse Queue</text:p>
      <text:p text:style-name="P7"/>
      <text:p text:style-name="P6"><text:span text:style-name="T46">Konstruktor<text:tab/></text:span><text:span text:style-name="T43">Queue</text:span><text:span text:style-name="T44">&lt;ContentType&gt;</text:span><text:span text:style-name="T43">()</text:span><text:span text:style-name="T41"><text:line-break/></text:span><text:span text:style-name="T42"><text:tab/></text:span>Eine leere Schlange <text:span text:style-name="T13">wird</text:span> erzeugt. <text:span text:style-name="T13">Objekte, die in dieser Schlange verwaltet <text:line-break/><text:tab/>werden, müssen vom Typ </text:span><text:span text:style-name="T9">ContentType </text:span><text:span text:style-name="T13">sein.</text:span></text:p>
      <text:p text:style-name="P8"><text:span text:style-name="T46">Anfrage <text:tab/></text:span><text:span text:style-name="T44">boolean </text:span><text:span text:style-name="T45">i</text:span><text:span text:style-name="T43">sEmpty()</text:span><text:span text:style-name="T41"><text:line-break/></text:span><text:span text:style-name="T42"><text:tab/></text:span>Die Anfrage liefert den Wert <text:span text:style-name="T10">true</text:span>, wenn die Schlange keine <text:span text:style-name="T13">Objekte</text:span> enthält.<text:line-break/><text:tab/><text:span text:style-name="T13">S</text:span>onst liefert sie den Wert <text:span text:style-name="T10">false</text:span>.</text:p>
      <text:p text:style-name="P8"><text:span text:style-name="T46">Auftrag <text:tab/></text:span><text:span text:style-name="T43">enqueue(</text:span><text:span text:style-name="T44">ContentType</text:span><text:span text:style-name="T43"> p</text:span><text:span text:style-name="T44">Content</text:span><text:span text:style-name="T43">)</text:span><text:span text:style-name="T41"><text:line-break/></text:span><text:span text:style-name="T47"><text:tab/></text:span><text:span text:style-name="T48">Das Objekt </text:span><text:span text:style-name="T11">pContent </text:span><text:span text:style-name="T48">wird an die Schlange angehängt. <text:line-break/><text:tab/>Falls </text:span><text:span text:style-name="T11">pContent </text:span><text:span text:style-name="T48">gleich </text:span><text:span text:style-name="T11">null </text:span><text:span text:style-name="T48">ist, bleibt die Schlange unverändert.</text:span></text:p>
      <text:p text:style-name="P8"><text:span text:style-name="T46">Auftrag <text:tab/></text:span><text:span text:style-name="T43">dequeue()</text:span><text:span text:style-name="T41"><text:line-break/><text:tab/></text:span>Das <text:span text:style-name="T13">erste Objekt wird aus der </text:span>Schlange entfernt.<text:line-break/><text:tab/><text:span text:style-name="T13">Falls die Schlange leer ist, wird sie nicht verändert.</text:span></text:p>
      <text:p text:style-name="P10"><text:span text:style-name="T21">Anfrage <text:tab/></text:span><text:span text:style-name="T24">ContentType f</text:span><text:span text:style-name="T23">ront()</text:span><text:span text:style-name="T22"><text:line-break/><text:tab/></text:span><text:span text:style-name="T19">Die Anfrage liefert das </text:span><text:span text:style-name="T20">erste Objekt</text:span><text:span text:style-name="T19"> der Schlange. Die Schlange </text:span><text:span text:style-name="T20">bleibt unverändert.<text:line-break/><text:tab/>Falls die Schlange leer ist, wird </text:span><text:span text:style-name="T32">null </text:span><text:span text:style-name="T20">zurückgegeben.</text:span></text:p>
      <text:p text:style-name="P9"/>
      <text:h text:style-name="P11" text:outline-level="2"/>
      <text:h text:style-name="P13" text:outline-level="2">Aufgaben </text:h>
      <text:list xml:id="list1786466626" text:style-name="L1">
        <text:list-item>
          <text:p text:style-name="P14"><text:span text:style-name="T29">Die folgende Methode soll in </text:span><text:span text:style-name="T37">celebritiesQueue</text:span><text:span text:style-name="T29"> eine </text:span><text:span text:style-name="T37">Celebrity</text:span><text:span text:style-name="T29"> mit Namen </text:span><text:span text:style-name="T37">pName</text:span><text:span text:style-name="T29"> suchen:<text:line-break/></text:span><text:span text:style-name="T28"><text:line-break/></text:span><text:span text:style-name="T34">public </text:span><text:span text:style-name="T35">Celebrity</text:span><text:span text:style-name="T34"> </text:span><text:span text:style-name="T35">suche</text:span><text:span text:style-name="T34">(</text:span><text:span text:style-name="T35">String pName</text:span><text:span text:style-name="T34">)<text:line-break/>{<text:line-break/><text:tab/></text:span><text:span text:style-name="T35">Celebrity ergebnis = ____________________</text:span><text:span text:style-name="T34"><text:line-break/><text:tab/>while(</text:span><text:span text:style-name="T35">celebritiesQueue</text:span><text:span text:style-name="T34">._______________ == ______________){<text:line-break/><text:tab/><text:tab/></text:span><text:span text:style-name="T36">Celebrity c</text:span><text:span text:style-name="T34"> = </text:span><text:span text:style-name="T35">celebritiesQueue</text:span><text:span text:style-name="T34">.________________________;<text:line-break/><text:tab/><text:tab/></text:span><text:span text:style-name="T35">if(c.getName().equals(pName)){<text:line-break/><text:tab/><text:tab/><text:tab/>ergebnis = c;<text:line-break/><text:tab/><text:tab/>}</text:span><text:span text:style-name="T34"><text:line-break/><text:tab/><text:tab/></text:span><text:span text:style-name="T35">celebritiesQueue.________________<text:line-break/><text:tab/>}<text:line-break/><text:tab/>return ergebnis;</text:span><text:span text:style-name="T34"><text:line-break/>}<text:line-break/></text:span></text:p>
        </text:list-item>
        <text:list-item>
          <text:p text:style-name="P15">Implementiere die Methode <text:s/><text:line-break/><text:span text:style-name="T5">public int anzahl()</text:span><text:line-break/>Die Methode soll die Anzahl der Elemente des <text:span text:style-name="T5">celebritiesQueue </text:span>zurückgeben, ohne diesen dabei zu zerstören.<text:line-break/><text:span text:style-name="T2">Hinweis: Dafür braucht man einen zweiten Queue, auf den man alle Elemente überträgt und am Ende wieder zurück. Den zweiten Queue kann man z.B. so erzeugen:<text:line-break/></text:span><text:span text:style-name="T7">Queue&lt;Celebrity&gt; hilfsQueue = new Queue&lt;Celebrity&gt;();</text:span><text:line-break/></text:p>
        </text:list-item>
        <text:list-item>
          <text:p text:style-name="P15">Implementiere die Methode <text:line-break/><text:span text:style-name="T5">public </text:span><text:span text:style-name="T9">Celebrity</text:span><text:span text:style-name="T5"> </text:span><text:span text:style-name="T9">suche</text:span><text:span text:style-name="T5">(String </text:span><text:span text:style-name="T9">pN</text:span><text:span text:style-name="T5">ame)<text:line-break/></text:span>Die Methode soll überprüfen, ob <text:span text:style-name="T5">celebritiesQueue </text:span>eine <text:span text:style-name="T13">Celebrity mit pName </text:span>enthält. Dabei soll dieser nicht zerstört werden. <text:line-break/><text:span text:style-name="T2">Hinweis: Strings vergleicht man so:<text:line-break/></text:span><text:span text:style-name="T7">if(c.getName().</text:span><text:span text:style-name="T8">equals</text:span><text:span text:style-name="T7">(pName))</text:span><text:line-break/></text:p>
        </text:list-item>
        <text:list-item>
          <text:p text:style-name="P16"><text:span text:style-name="T25">Implementiere die Methode <text:line-break/></text:span><text:span text:style-name="T30">public Queue&lt;Celebrity&gt; reicherAls(String pName)</text:span><text:span text:style-name="T25"><text:line-break/>Die Methode soll alle Celebrities zurückgeben, die reicher sind als </text:span><text:span text:style-name="T30">pName</text:span><text:span text:style-name="T25">.<text:line-break/></text:span><text:span text:style-name="T27">Hinweis: Man ruft erst die Methode suche auf!<text:line-break/>Dann erzeugt man einen Ergebnis-Queue, den man am Ende zurückgibt:<text:line-break/></text:span><text:span text:style-name="T33">Queue&lt;Celebrity&gt; ergebnis = new QueueWithViewer&lt;Celebrity&gt;();</text:span><text:span text:style-name="T25"><text:line-break/></text:span></text:p>
        </text:list-item>
        <text:list-item>
          <text:p text:style-name="P17"><text:span text:style-name="T25">Finde eine Strategie für die Methode <text:line-break/></text:span><text:span text:style-name="T30">public Queue umkehren()<text:line-break/></text:span><text:span text:style-name="T25">Die Rückgabe der Methode soll dem </text:span><text:span text:style-name="T30">celebritiesQueue </text:span><text:span text:style-name="T25">entsprechen, aber genau in umgekehrter Reihenfolge. Implementiere die Methode. <text:line-break/></text:span></text:p>
        </text:list-item>
        <text:list-item>
          <text:p text:style-name="P16"><text:span text:style-name="T25">Programmiere eine Methode <text:line-break/></text:span><text:span text:style-name="T30">public Queue&lt;Celebrity&gt; sortierenNach</text:span><text:span text:style-name="T31">Vermoegen</text:span><text:span text:style-name="T30">()</text:span><text:span text:style-name="T25"><text:line-break/>Die Methode soll die Celebrities nach </text:span><text:span text:style-name="T26">Vermögen</text:span><text:span text:style-name="T25"> sortieren und zurückgeben.<text:line-break/>Der </text:span><text:span text:style-name="T30">celebritiesQueue </text:span><text:span text:style-name="T25">darf dabei zerstört werden.<text:line-break/></text:span><text:span text:style-name="T27">Hinweis:<text:line-break/>Du brauchst zwei geeignete Hilfsmethoden! Welch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Courier New'" style:font-family-generic="roman"/>
    <style:font-face style:name="Times New Roman1" svg:font-family="'Times New Roman', 'Times New Roman'" style:font-family-generic="roman"/>
    <style:font-face style:name="Arial1" svg:font-family="Arial" style:font-family-generic="swiss"/>
    <style:font-face style:name="Arial3" svg:font-family="Arial, Arial" style:font-family-generic="swiss"/>
    <style:font-face style:name="Courier New1" svg:font-family="'Courier New'" style:font-family-generic="modern" style:font-pitch="fixed"/>
    <style:font-face style:name="Courier New2" svg:font-family="'Courier New'" style:font-family-generic="roman" style:font-pitch="fixed"/>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parent-style-name="Standard">
      <style:paragraph-properties fo:text-align="start" style:justify-single-word="false" style:text-autospace="none"/>
      <style:text-properties fo:color="#000000" loext:opacity="100%" style:font-name="Arial3" fo:font-family="Arial, Arial" style:font-family-generic="swiss" fo:font-size="12pt" style:font-name-asian="Arial3" style:font-family-asian="Arial, Arial" style:font-family-generic-asian="swiss" style:font-size-asian="12pt" style:font-name-complex="Arial3" style:font-family-complex="Arial, Arial" style:font-family-generic-complex="swis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UMLkursiv" style:family="paragraph" style:parent-style-name="Default" style:next-style-name="Default">
      <style:paragraph-properties fo:text-align="start" style:justify-single-word="false"/>
      <style:text-properties fo:color="#000000" loext:opacity="100%"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CodeImText" style:family="paragraph" style:parent-style-name="Default" style:next-style-name="Default">
      <style:paragraph-properties fo:text-align="start" style:justify-single-word="false"/>
      <style:text-properties fo:color="#000000" loext:opacity="100%"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fett" style:family="paragraph" style:parent-style-name="Default" style:next-style-name="Default">
      <style:paragraph-properties fo:text-align="start" style:justify-single-word="false"/>
      <style:text-properties fo:color="#000000" loext:opacity="100%"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eImText_20_Char" style:display-name="CodeImText Char" style:family="text" style:parent-style-name="Default">
      <style:text-properties style:font-name="Courier New" fo:font-family="'Courier New', 'Courier New'" style:font-family-generic="roman" fo:font-size="11pt" fo:font-style="italic" style:font-name-asian="Courier New" style:font-family-asian="'Courier New', 'Courier New'" style:font-family-generic-asian="roman" style:font-size-asian="11pt" style:font-style-asian="italic" style:font-name-complex="Courier New" style:font-family-complex="'Courier New', 'Courier New'" style:font-family-generic-complex="roman" style:font-size-complex="11pt" style:font-style-complex="italic"/>
    </style:style>
    <style:style style:name="Default" style:family="text">
      <style:text-properties fo:color="#000000" loext:opacity="100%" style:font-name="Arial3" fo:font-family="Arial, Arial" style:font-family-generic="swiss" fo:font-size="12pt" style:font-name-asian="Arial3" style:font-family-asian="Arial, Arial" style:font-family-generic-asian="swiss" style:font-size-asian="12pt" style:font-name-complex="Arial3" style:font-family-complex="Arial, Arial" style:font-family-generic-complex="swiss" style:font-size-complex="12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italic" style:font-style-asian="italic" style:font-style-complex="italic"/>
    </style:style>
    <style:style style:name="MT2" style:family="text">
      <style:text-properties fo:font-style="italic" officeooo:rsid="001f997d" style:font-style-asian="italic" style:font-style-complex="italic"/>
    </style:style>
    <style:style style:name="MT3" style:family="text">
      <style:text-properties style:font-name="Courier New1" fo:font-style="italic" fo:font-weight="bold" style:font-style-asian="italic" style:font-weight-asian="bold" style:font-style-complex="italic" style:font-weight-complex="bold"/>
    </style:style>
    <style:style style:name="MT4" style:family="text">
      <style:text-properties fo:font-style="italic" officeooo:rsid="002284aa" style:font-style-asian="italic" style:font-style-complex="italic"/>
    </style:style>
    <style:style style:name="MT5" style:family="text">
      <style:text-properties fo:font-style="italic" officeooo:rsid="0025184c" style:font-style-asian="italic" style:font-style-complex="italic"/>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Informatik </text:span><text:span text:style-name="MT2">Q1</text:span><text:span text:style-name="MT1"><text:tab/>Datenstrukturen: </text:span><text:span text:style-name="MT3">Queue</text:span><text:span text:style-name="MT1"><text:tab/>September </text:span><text:span text:style-name="MT4">202</text:span><text:span text:style-name="MT5">2</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ate>2022-08-01T15:38:52.858000000</dc:date>
    <meta:print-date>2022-08-01T15:39:07.063000000</meta:print-date>
    <meta:editing-cycles>28</meta:editing-cycles>
    <meta:editing-duration>PT2H43M43S</meta:editing-duration>
    <meta:document-statistic meta:table-count="0" meta:image-count="0" meta:object-count="0" meta:page-count="2" meta:paragraph-count="20" meta:word-count="476" meta:character-count="3596" meta:non-whitespace-character-count="3093"/>
    <meta:user-defined meta:name="Info 1"/>
    <meta:user-defined meta:name="Info 2"/>
    <meta:user-defined meta:name="Info 3"/>
    <meta:user-defined meta:name="Info 4"/>
  </office:meta>
</office:document-meta>
</file>